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309cm" style:rel-column-width="1309*"/>
    </style:style>
    <style:style style:name="Table1.B" style:family="table-column">
      <style:table-column-properties style:column-width="3.584cm" style:rel-column-width="2032*"/>
    </style:style>
    <style:style style:name="Table1.C" style:family="table-column">
      <style:table-column-properties style:column-width="3.415cm" style:rel-column-width="1936*"/>
    </style:style>
    <style:style style:name="Table1.D" style:family="table-column">
      <style:table-column-properties style:column-width="8.281cm" style:rel-column-width="469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62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85cm"/>
    </style:style>
    <style:style style:name="Table1.4" style:family="table-row">
      <style:table-row-properties style:min-row-height="1.707cm"/>
    </style:style>
    <style:style style:name="Table1.5" style:family="table-row">
      <style:table-row-properties style:min-row-height="1.997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1a64cb" officeooo:paragraph-rsid="001a64cb" style:font-weight-asian="normal" style:font-weight-complex="normal"/>
    </style:style>
    <style:style style:name="P5" style:family="paragraph" style:parent-style-name="Standard">
      <style:text-properties fo:font-weight="normal" officeooo:paragraph-rsid="001a64cb" style:font-weight-asian="normal" style:font-weight-complex="normal"/>
    </style:style>
    <style:style style:name="P6" style:family="paragraph" style:parent-style-name="Standard" style:list-style-name="L2">
      <style:text-properties officeooo:paragraph-rsid="001a64cb"/>
    </style:style>
    <style:style style:name="P7" style:family="paragraph" style:parent-style-name="Standard" style:list-style-name="L3">
      <style:text-properties officeooo:paragraph-rsid="001a64cb"/>
    </style:style>
    <style:style style:name="P8" style:family="paragraph" style:parent-style-name="Standard">
      <style:paragraph-properties fo:text-align="start" style:justify-single-word="false"/>
      <style:text-properties officeooo:paragraph-rsid="001a64cb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paragraph-rsid="001a64c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1a64cb" style:font-weight-asian="normal" style:font-weight-complex="normal"/>
    </style:style>
    <style:style style:name="P12" style:family="paragraph" style:parent-style-name="Table_20_Contents">
      <style:text-properties officeooo:rsid="001a64cb" officeooo:paragraph-rsid="001a64cb"/>
    </style:style>
    <style:style style:name="T1" style:family="text">
      <style:text-properties officeooo:rsid="001a64cb"/>
    </style:style>
    <style:style style:name="T2" style:family="text">
      <style:text-properties fo:font-weight="normal" officeooo:rsid="001a64c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st for regrading</text:h>
      <text:p text:style-name="P1"/>
      <text:p text:style-name="P10"><text:span text:style-name="T1">Complete and sign this form, <text:s/>fold this form into your exam, and</text:span>, <text:span text:style-name="T1">hand it to</text:span> your TA.</text:p>
      <text:p text:style-name="P10">By signing this form, you agree that your work will be regraded: <text:span text:style-name="T1">your grade could go up or down.</text:span></text:p>
      <text:p text:style-name="P9"/>
      <text:p text:style-name="P5">Name:<text:tab/><text:tab/>______________________________</text:p>
      <text:p text:style-name="P2"/>
      <text:p text:style-name="P2">SFU ID: <text:tab/>_______________</text:p>
      <text:p text:style-name="P2"/>
      <text:p text:style-name="P2">Course:<text:tab/>_______________ <text:s text:c="6"/><text:span text:style-name="T1">Test: <text:s/>_____</text:span></text:p>
      <text:p text:style-name="P2"/>
      <text:p text:style-name="P5">Date: <text:tab/><text:tab/><text:tab/><text:tab/><text:tab/>Signature:</text:p>
      <text:p text:style-name="P5"><text:tab/><text:tab/><text:tab/></text:p>
      <text:p text:style-name="P11"/>
      <text:p text:style-name="P4"/>
      <text:p text:style-name="P5"><text:span text:style-name="T1">In the box below, please state the r</text:span>eason your exam should be regraded. <text:span text:style-name="T1">You are eligible for regrading if you provide:</text:span></text:p>
      <text:list xml:id="list8089185317467332691" text:style-name="L2">
        <text:list-item>
          <text:p text:style-name="P6"><text:span text:style-name="T2">the number of the question(s) for which you feel that you deserve more points; </text:span></text:p>
        </text:list-item>
        <text:list-item>
          <text:p text:style-name="P6"><text:span text:style-name="T2">the reason that you feel that you earn a higher score for that particular question.</text:span></text:p>
        </text:list-item>
      </text:list>
      <text:p text:style-name="P2"/>
      <text:p text:style-name="P4">Unfortunately, I cannot take into account regrade requests if you provide reasons such as: </text:p>
      <text:list xml:id="list5056182725459058560" text:style-name="L3">
        <text:list-item>
          <text:p text:style-name="P7"><text:span text:style-name="T2">“I got a D and ...”; or </text:span></text:p>
        </text:list-item>
        <text:list-item>
          <text:p text:style-name="P7"><text:span text:style-name="T2">“I am planning to graduate this semester, so...”, </text:span></text:p>
        </text:list-item>
        <text:list-item>
          <text:p text:style-name="P7"><text:span text:style-name="T2">Any personal reason</text:span></text:p>
        </text:list-item>
      </text:list>
      <text:p text:style-name="P8"><text:span text:style-name="T2"/></text:p>
      <text:p text:style-name="P8"><text:span text:style-name="T2">Your final score can only be based on the performance on the test, and not on other factors and personal circumstances.</text:span></text:p>
      <text:p text:style-name="P2"/>
      <text:p text:style-name="P4">Reasons for regrading: (use back of page if you run out of space)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Question #</text:p>
          </table:table-cell>
          <table:table-cell table:style-name="Table1.A1" office:value-type="string">
            <text:p text:style-name="P12">I received _ points</text:p>
          </table:table-cell>
          <table:table-cell table:style-name="Table1.A1" office:value-type="string">
            <text:p text:style-name="P12">I deserve _ points</text:p>
          </table:table-cell>
          <table:table-cell table:style-name="Table1.D1" office:value-type="string">
            <text:p text:style-name="P12">Reason:</text:p>
          </table:table-cell>
        </table:table-row>
        <table:table-row table:style-name="Table1.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uris</meta:initial-creator>
    <meta:creation-date>2014-06-28T10:18:55.93</meta:creation-date>
    <dc:date>2015-11-02T19:06:19.455000000</dc:date>
    <meta:editing-duration>PT23M46S</meta:editing-duration>
    <meta:editing-cycles>2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21" meta:word-count="182" meta:character-count="1041" meta:non-whitespace-character-count="862"/>
  </office:meta>
</office:document-meta>
</file>